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JUnit4ClassRunner.withAfters( FrameworkMethod frameworkMethod , Object testInstance ,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withBefores( FrameworkMethod frameworkMethod , Object testInstance ,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get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JUnit4ClassRunner.withBeforeClasses(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runChild( FrameworkMethod frameworkMethod , RunNotifier not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ringJUnit4ClassRunner.withPotentialTimeout( FrameworkMethod frameworkMethod , Object testInstance , Statement n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ringJUnit4ClassRunner.createTestContextManag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.ensureSpringRulesAreNotPresent( Class &lt; ? &gt;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JUnit4ClassRunner.run( RunNotifier not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JUnit4ClassRunner.withAfterClasses(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withPotentialRepeat( FrameworkMethod frameworkMethod , Object testInstance , Statement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.methodBlock( FrameworkMethod framework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pringJUnit4ClassRunner.getExpectedException( FrameworkMethod framework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getSpringTimeout( FrameworkMethod framework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.SpringJUnit4ClassRunner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JUnit4ClassRunner.withBeforeTestExecutionCallbacks( FrameworkMethod frameworkMethod , Object testInstance ,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.crea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JUnit4ClassRunner.isTestMethodIgnored( FrameworkMethod framework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JUnit4ClassRunner.withRulesReflectively( FrameworkMethod frameworkMethod , Object testInstance ,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ringJUnit4ClassRunner.getTestContex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.getJUnitTimeout( FrameworkMethod framework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runReflectiv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JUnit4ClassRunner.possiblyExpectingExceptions( FrameworkMethod frameworkMethod , Object testInstance , Statement n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JUnit4ClassRunner.withAfterTestExecutionCallbacks( FrameworkMethod frameworkMethod , Object testInstance , Statement stat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